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imes New Roman1" svg:font-family="'Times New Roman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2.769cm" table:align="left"/>
    </style:style>
    <style:style style:name="Table1.A" style:family="table-column">
      <style:table-column-properties style:column-width="0.554cm"/>
    </style:style>
    <style:style style:name="Table1.A1" style:family="table-cell" style:data-style-name="N0">
      <style:table-cell-properties fo:padding="0.097cm" fo:border="none"/>
    </style:style>
    <style:style style:name="Table1.B2" style:family="table-cell" style:data-style-name="N0">
      <style:table-cell-properties fo:padding="0cm" fo:border="0.018cm solid #000000"/>
    </style:style>
    <style:style style:name="Table2" style:family="table">
      <style:table-properties style:width="2.98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96cm"/>
    </style:style>
    <style:style style:name="Table2.A1" style:family="table-cell" style:data-style-name="N0">
      <style:table-cell-properties fo:padding="0.097cm" fo:border="none"/>
    </style:style>
    <style:style style:name="Table2.2" style:family="table-row">
      <style:table-row-properties fo:background-color="transparent" style:keep-together="true" fo:keep-together="auto">
        <style:background-image/>
      </style:table-row-properties>
    </style:style>
    <style:style style:name="Table2.B2" style:family="table-cell" style:data-style-name="N0">
      <style:table-cell-properties fo:padding="0cm" fo:border="0.018cm solid #000000"/>
    </style:style>
    <style:style style:name="Table2.D2" style:family="table-cell" style:data-style-name="N0">
      <style:table-cell-properties style:vertical-align="" fo:background-color="transparent" fo:padding="0cm" fo:border-left="0.018cm solid #000000" fo:border-right="0.018cm solid #000000" fo:border-top="0.018cm solid #000000" fo:border-bottom="none" style:writing-mode="page">
        <style:background-image/>
      </style:table-cell-properties>
    </style:style>
    <style:style style:name="Table2.C3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Table2.D3" style:family="table-cell" style:data-style-name="N0">
      <style:table-cell-properties style:vertical-align="" fo:background-color="transparent" fo:padding="0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3" style:family="table">
      <style:table-properties style:width="2.7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554cm"/>
    </style:style>
    <style:style style:name="Table3.A1" style:family="table-cell" style:data-style-name="N0">
      <style:table-cell-properties fo:padding="0.097cm" fo:border="none"/>
    </style:style>
    <style:style style:name="Table3.B2" style:family="table-cell" style:data-style-name="N0">
      <style:table-cell-properties fo:padding="0cm" fo:border="0.018cm solid #000000"/>
    </style:style>
    <style:style style:name="Table3.3" style:family="table-row">
      <style:table-row-properties fo:background-color="transparent" style:keep-together="true" fo:keep-together="auto">
        <style:background-image/>
      </style:table-row-properties>
    </style:style>
    <style:style style:name="Table3.D3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Table4" style:family="table">
      <style:table-properties style:width="3.0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601cm"/>
    </style:style>
    <style:style style:name="Table4.D" style:family="table-column">
      <style:table-column-properties style:column-width="0.624cm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 style:data-style-name="N0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4.B2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Table5" style:family="table">
      <style:table-properties style:width="3.0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601cm"/>
    </style:style>
    <style:style style:name="Table5.A1" style:family="table-cell" style:data-style-name="N0">
      <style:table-cell-properties fo:padding="0.097cm" fo:border="none"/>
    </style:style>
    <style:style style:name="Table5.B2" style:family="table-cell" style:data-style-name="N0">
      <style:table-cell-properties fo:padding="0cm" fo:border="0.018cm solid #000000"/>
    </style:style>
    <style:style style:name="Table5.3" style:family="table-row">
      <style:table-row-properties fo:background-color="transparent" style:keep-together="true" fo:keep-together="auto">
        <style:background-image/>
      </style:table-row-properties>
    </style:style>
    <style:style style:name="Table5.C3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Table6" style:family="table">
      <style:table-properties style:width="2.7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554cm"/>
    </style:style>
    <style:style style:name="Table6.A1" style:family="table-cell" style:data-style-name="N0">
      <style:table-cell-properties fo:padding="0.097cm" fo:border="none"/>
    </style:style>
    <style:style style:name="Table6.B2" style:family="table-cell" style:data-style-name="N0">
      <style:table-cell-properties fo:padding="0cm" fo:border="0.018cm solid #000000"/>
    </style:style>
    <style:style style:name="Table6.3" style:family="table-row">
      <style:table-row-properties fo:background-color="transparent" style:keep-together="true" fo:keep-together="auto">
        <style:background-image/>
      </style:table-row-properties>
    </style:style>
    <style:style style:name="Table6.C3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Таблица1" style:family="table">
      <style:table-properties style:width="2.769cm" table:align="left"/>
    </style:style>
    <style:style style:name="Таблица1.A" style:family="table-column">
      <style:table-column-properties style:column-width="0.554cm"/>
    </style:style>
    <style:style style:name="Таблица1.A1" style:family="table-cell" style:data-style-name="N0">
      <style:table-cell-properties fo:padding="0.097cm" fo:border="none"/>
    </style:style>
    <style:style style:name="Таблица1.B2" style:family="table-cell" style:data-style-name="N0">
      <style:table-cell-properties fo:padding="0cm" fo:border="0.018cm solid #000000"/>
    </style:style>
    <style:style style:name="Таблица2" style:family="table">
      <style:table-properties style:width="2.981cm" table:align="left"/>
    </style:style>
    <style:style style:name="Таблица2.A" style:family="table-column">
      <style:table-column-properties style:column-width="0.596cm"/>
    </style:style>
    <style:style style:name="Таблица2.A1" style:family="table-cell" style:data-style-name="N0">
      <style:table-cell-properties fo:padding="0.097cm" fo:border="none"/>
    </style:style>
    <style:style style:name="Таблица2.B2" style:family="table-cell" style:data-style-name="N0">
      <style:table-cell-properties fo:padding="0cm" fo:border="0.018cm solid #000000"/>
    </style:style>
    <style:style style:name="Таблица3" style:family="table">
      <style:table-properties style:width="2.769cm" table:align="left"/>
    </style:style>
    <style:style style:name="Таблица3.A" style:family="table-column">
      <style:table-column-properties style:column-width="0.554cm"/>
    </style:style>
    <style:style style:name="Таблица3.A1" style:family="table-cell" style:data-style-name="N0">
      <style:table-cell-properties fo:padding="0.097cm" fo:border="none"/>
    </style:style>
    <style:style style:name="Таблица3.B2" style:family="table-cell" style:data-style-name="N0">
      <style:table-cell-properties fo:padding="0cm" fo:border="0.018cm solid #000000"/>
    </style:style>
    <style:style style:name="Таблица4" style:family="table">
      <style:table-properties style:width="3.0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0.601cm"/>
    </style:style>
    <style:style style:name="Таблица4.D" style:family="table-column">
      <style:table-column-properties style:column-width="0.624cm"/>
    </style:style>
    <style:style style:name="Таблица4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.A1" style:family="table-cell" style:data-style-name="N0">
      <style:table-cell-properties style:vertical-align="" fo:background-color="transparent" fo:padding="0cm" fo:border="none" style:writing-mode="page">
        <style:background-image/>
      </style:table-cell-properties>
    </style:style>
    <style:style style:name="Таблица4.B2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Таблица5" style:family="table">
      <style:table-properties style:width="3.007cm" table:align="left"/>
    </style:style>
    <style:style style:name="Таблица5.A" style:family="table-column">
      <style:table-column-properties style:column-width="0.601cm"/>
    </style:style>
    <style:style style:name="Таблица5.A1" style:family="table-cell" style:data-style-name="N0">
      <style:table-cell-properties fo:padding="0.097cm" fo:border="none"/>
    </style:style>
    <style:style style:name="Таблица5.B2" style:family="table-cell" style:data-style-name="N0">
      <style:table-cell-properties fo:padding="0cm" fo:border="0.018cm solid #000000"/>
    </style:style>
    <style:style style:name="Таблица6" style:family="table">
      <style:table-properties style:width="2.769cm" table:align="left"/>
    </style:style>
    <style:style style:name="Таблица6.A" style:family="table-column">
      <style:table-column-properties style:column-width="0.554cm"/>
    </style:style>
    <style:style style:name="Таблица6.A1" style:family="table-cell" style:data-style-name="N0">
      <style:table-cell-properties fo:padding="0.097cm" fo:border="none"/>
    </style:style>
    <style:style style:name="Таблица6.B2" style:family="table-cell" style:data-style-name="N0">
      <style:table-cell-properties fo:padding="0cm" fo:border="0.018cm solid #000000"/>
    </style:style>
    <style:style style:name="Таблица7" style:family="table">
      <style:table-properties style:width="2.769cm" table:align="left"/>
    </style:style>
    <style:style style:name="Таблица7.A" style:family="table-column">
      <style:table-column-properties style:column-width="0.554cm"/>
    </style:style>
    <style:style style:name="Таблица7.A1" style:family="table-cell" style:data-style-name="N0">
      <style:table-cell-properties fo:padding="0.097cm" fo:border="none"/>
    </style:style>
    <style:style style:name="Таблица7.B2" style:family="table-cell" style:data-style-name="N0">
      <style:table-cell-properties fo:padding="0cm" fo:border="0.018cm solid #000000"/>
    </style:style>
    <style:style style:name="Таблица8" style:family="table">
      <style:table-properties style:width="2.981cm" table:align="left"/>
    </style:style>
    <style:style style:name="Таблица8.A" style:family="table-column">
      <style:table-column-properties style:column-width="0.596cm"/>
    </style:style>
    <style:style style:name="Таблица8.A1" style:family="table-cell" style:data-style-name="N0">
      <style:table-cell-properties fo:padding="0.097cm" fo:border="none"/>
    </style:style>
    <style:style style:name="Таблица8.B2" style:family="table-cell" style:data-style-name="N0">
      <style:table-cell-properties fo:padding="0cm" fo:border="0.018cm solid #000000"/>
    </style:style>
    <style:style style:name="Таблица9" style:family="table">
      <style:table-properties style:width="2.7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9.A" style:family="table-column">
      <style:table-column-properties style:column-width="0.554cm"/>
    </style:style>
    <style:style style:name="Таблица9.A1" style:family="table-cell" style:data-style-name="N0">
      <style:table-cell-properties fo:padding="0.097cm" fo:border="none"/>
    </style:style>
    <style:style style:name="Таблица9.B2" style:family="table-cell" style:data-style-name="N0">
      <style:table-cell-properties fo:padding="0cm" fo:border="0.018cm solid #000000"/>
    </style:style>
    <style:style style:name="Таблица9.4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9.B4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Таблица10" style:family="table">
      <style:table-properties style:width="3.0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0.A" style:family="table-column">
      <style:table-column-properties style:column-width="0.601cm"/>
    </style:style>
    <style:style style:name="Таблица10.D" style:family="table-column">
      <style:table-column-properties style:column-width="0.624cm"/>
    </style:style>
    <style:style style:name="Таблица10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0.A1" style:family="table-cell" style:data-style-name="N0">
      <style:table-cell-properties style:vertical-align="" fo:background-color="transparent" fo:padding="0cm" fo:border="none" style:writing-mode="page">
        <style:background-image/>
      </style:table-cell-properties>
    </style:style>
    <style:style style:name="Таблица10.B2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Таблица11" style:family="table">
      <style:table-properties style:width="3.0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1.A" style:family="table-column">
      <style:table-column-properties style:column-width="0.601cm"/>
    </style:style>
    <style:style style:name="Таблица11.A1" style:family="table-cell" style:data-style-name="N0">
      <style:table-cell-properties fo:padding="0.097cm" fo:border="none"/>
    </style:style>
    <style:style style:name="Таблица11.B2" style:family="table-cell" style:data-style-name="N0">
      <style:table-cell-properties fo:padding="0cm" fo:border="0.018cm solid #000000"/>
    </style:style>
    <style:style style:name="Таблица11.4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1.C4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Таблица12" style:family="table">
      <style:table-properties style:width="2.7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2.A" style:family="table-column">
      <style:table-column-properties style:column-width="0.554cm"/>
    </style:style>
    <style:style style:name="Таблица12.A1" style:family="table-cell" style:data-style-name="N0">
      <style:table-cell-properties fo:padding="0.097cm" fo:border="none"/>
    </style:style>
    <style:style style:name="Таблица12.B2" style:family="table-cell" style:data-style-name="N0">
      <style:table-cell-properties fo:padding="0cm" fo:border="0.018cm solid #000000"/>
    </style:style>
    <style:style style:name="Таблица12.4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2.C4" style:family="table-cell" style:data-style-name="N0">
      <style:table-cell-properties style:vertical-align="" fo:background-color="transparent" fo:padding="0cm" fo:border="0.018cm solid #000000" style:writing-mode="page">
        <style:background-image/>
      </style:table-cell-properties>
    </style:style>
    <style:style style:name="Таблица22" style:family="table">
      <style:table-properties style:width="17cm" table:align="margins" style:writing-mode="lr-tb"/>
    </style:style>
    <style:style style:name="Таблица22.A" style:family="table-column">
      <style:table-column-properties style:column-width="3.401cm" style:rel-column-width="13107*"/>
    </style:style>
    <style:style style:name="Таблица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22.E1" style:family="table-cell" style:data-style-name="N0">
      <style:table-cell-properties fo:padding="0.097cm" fo:border="0.002cm solid #000000"/>
    </style:style>
    <style:style style:name="Таблица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17.013cm" fo:margin-left="0cm" table:align="left" style:writing-mode="lr-tb"/>
    </style:style>
    <style:style style:name="Таблица14.A" style:family="table-column">
      <style:table-column-properties style:column-width="1.958cm"/>
    </style:style>
    <style:style style:name="Таблица14.B" style:family="table-column">
      <style:table-column-properties style:column-width="0.767cm"/>
    </style:style>
    <style:style style:name="Таблица14.C" style:family="table-column">
      <style:table-column-properties style:column-width="2.94cm"/>
    </style:style>
    <style:style style:name="Таблица14.D" style:family="table-column">
      <style:table-column-properties style:column-width="1.889cm"/>
    </style:style>
    <style:style style:name="Таблица14.I" style:family="table-column">
      <style:table-column-properties style:column-width="1.901cm"/>
    </style:style>
    <style:style style:name="Таблица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4.I1" style:family="table-cell" style:data-style-name="N0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C2" style:family="table-cell" style:data-style-name="N0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4.G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4.I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4.D3" style:family="table-cell" style:data-style-name="N0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4.D4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3" style:family="table">
      <style:table-properties style:width="17cm" table:align="margins" style:writing-mode="lr-tb"/>
    </style:style>
    <style:style style:name="Таблица13.A" style:family="table-column">
      <style:table-column-properties style:column-width="4.249cm" style:rel-column-width="16383*"/>
    </style:style>
    <style:style style:name="Таблица13.D" style:family="table-column">
      <style:table-column-properties style:column-width="4.251cm" style:rel-column-width="16386*"/>
    </style:style>
    <style:style style:name="Таблица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3.D1" style:family="table-cell" style:data-style-name="N0">
      <style:table-cell-properties fo:padding="0.097cm" fo:border="0.002cm solid #000000"/>
    </style:style>
    <style:style style:name="Таблица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left="0cm" fo:margin-right="0.794cm" fo:text-indent="0cm" style:auto-text-indent="false"/>
    </style:style>
    <style:style style:name="P2" style:family="paragraph" style:parent-style-name="Normal">
      <style:paragraph-properties fo:margin-left="0cm" fo:margin-right="0.794cm" fo:margin-top="0cm" fo:margin-bottom="0cm" fo:line-height="100%" fo:text-align="start" style:justify-single-word="false" fo:text-indent="0cm" style:auto-text-indent="false" style:writing-mode="lr-tb"/>
      <style:text-properties style:font-name="Times New Roman1" fo:font-size="12pt" fo:language="ru" fo:country="RU" fo:font-weight="normal"/>
    </style:style>
    <style:style style:name="P3" style:family="paragraph" style:parent-style-name="Normal">
      <style:paragraph-properties fo:margin-left="0.697cm" fo:margin-right="0cm" fo:text-indent="0cm" style:auto-text-indent="false"/>
    </style:style>
    <style:style style:name="P4" style:family="paragraph" style:parent-style-name="Normal">
      <style:paragraph-properties fo:margin-left="0.697cm" fo:margin-right="0cm" fo:text-indent="0cm" style:auto-text-indent="false"/>
      <style:text-properties style:font-name="Times New Roman1" fo:font-size="12pt" fo:font-weight="normal"/>
    </style:style>
    <style:style style:name="P5" style:family="paragraph" style:parent-style-name="Normal">
      <style:paragraph-properties fo:margin-left="0.697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1" fo:font-size="12pt" fo:language="ru" fo:country="RU" fo:font-weight="normal"/>
    </style:style>
    <style:style style:name="P6" style:family="paragraph" style:parent-style-name="Normal">
      <style:paragraph-properties fo:margin-left="0.697cm" fo:margin-right="0cm" fo:margin-top="0cm" fo:margin-bottom="0cm" fo:line-height="100%" fo:text-align="start" style:justify-single-word="false" fo:text-indent="0cm" style:auto-text-indent="false" style:border-line-width-bottom="0.002cm 0.035cm 0.002cm" fo:padding="0.074cm" fo:border-left="none" fo:border-right="none" fo:border-top="none" fo:border-bottom="0.039cm double #000000" style:writing-mode="lr-tb" style:join-border="false"/>
      <style:text-properties style:font-name="Times New Roman1" fo:font-size="12pt" fo:language="ru" fo:country="RU" fo:font-weight="normal"/>
    </style:style>
    <style:style style:name="P7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8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1" fo:font-size="12pt" fo:language="ru" fo:country="RU" fo:font-weight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lucidatypewriter" fo:font-size="8pt" style:font-name-asian="lucidatypewriter" style:font-size-asian="8pt" style:font-name-complex="lucidatypewriter" style:font-size-complex="8pt"/>
    </style:style>
    <style:style style:name="P10" style:family="paragraph" style:parent-style-name="Normal">
      <style:paragraph-properties fo:margin-left="0cm" fo:margin-right="0cm" fo:text-indent="0cm" style:auto-text-indent="false"/>
    </style:style>
    <style:style style:name="P11" style:family="paragraph" style:parent-style-name="Normal">
      <style:paragraph-properties fo:margin-left="1.323cm" fo:margin-right="0cm" fo:text-indent="-0.626cm" style:auto-text-indent="false"/>
    </style:style>
    <style:style style:name="P12" style:family="paragraph" style:parent-style-name="Normal">
      <style:paragraph-properties fo:background-color="#cccccc">
        <style:background-image/>
      </style:paragraph-properties>
    </style:style>
    <style:style style:name="P13" style:family="paragraph" style:parent-style-name="Standard">
      <style:paragraph-properties style:text-autospace="none"/>
      <style:text-properties style:font-name="lucidatypewriter" fo:font-size="8pt" style:font-name-asian="lucidatypewriter" style:font-size-asian="8pt" style:font-name-complex="lucidatypewriter" style:font-size-complex="8pt"/>
    </style:style>
    <style:style style:name="P14" style:family="paragraph" style:parent-style-name="Standard">
      <style:paragraph-properties style:text-autospace="none"/>
      <style:text-properties fo:color="#000000" style:font-name="lucidatypewriter" fo:font-size="8pt" style:font-name-asian="lucidatypewriter" style:font-size-asian="8pt" style:font-name-complex="lucidatypewriter" style:font-size-complex="8pt"/>
    </style:style>
    <style:style style:name="P15" style:family="paragraph" style:parent-style-name="Standard">
      <style:paragraph-properties style:text-autospace="none"/>
      <style:text-properties fo:color="#0000ff" style:font-name="lucidatypewriter" fo:font-size="8pt" style:font-name-asian="lucidatypewriter" style:font-size-asian="8pt" style:font-name-complex="lucidatypewriter" style:font-size-complex="8pt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.926cm" style:auto-text-indent="false" style:writing-mode="lr-tb"/>
      <style:text-properties style:font-name="Times New Roman1" fo:font-size="12pt" fo:language="ru" fo:country="RU" fo:font-weight="normal"/>
    </style:style>
    <style:style style:name="P17" style:family="paragraph" style:parent-style-name="Normal">
      <style:paragraph-properties fo:margin-left="0cm" fo:margin-right="0cm" fo:margin-top="0cm" fo:margin-bottom="0cm" fo:line-height="100%" fo:text-align="start" style:justify-single-word="false" fo:text-indent="0.926cm" style:auto-text-indent="false" style:writing-mode="lr-tb"/>
      <style:text-properties style:font-name="Times New Roman1" fo:font-size="12pt" fo:language="ru" fo:country="RU" fo:font-weight="normal"/>
    </style:style>
    <style:style style:name="P18" style:family="paragraph" style:parent-style-name="Normal">
      <style:paragraph-properties fo:margin-left="0cm" fo:margin-right="0cm" fo:margin-top="0cm" fo:margin-bottom="0cm" fo:line-height="100%" fo:text-align="start" style:justify-single-word="false" fo:text-indent="0.926cm" style:auto-text-indent="false" style:writing-mode="lr-tb"/>
      <style:text-properties style:font-name="Times New Roman1" fo:font-size="12pt" fo:language="ru" fo:country="RU" fo:font-weight="normal" style:font-weight-asian="normal" style:font-weight-complex="normal"/>
    </style:style>
    <style:style style:name="P19" style:family="paragraph" style:parent-style-name="Normal">
      <style:paragraph-properties fo:margin-left="0cm" fo:margin-right="0cm" fo:margin-top="0cm" fo:margin-bottom="0cm" fo:line-height="100%" fo:text-align="start" style:justify-single-word="false" fo:text-indent="0.926cm" style:auto-text-indent="false" style:writing-mode="lr-tb"/>
      <style:text-properties style:font-name="Times New Roman1" fo:font-size="12pt" fo:language="ru" fo:country="RU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1" fo:font-size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2pt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2pt" fo:font-weight="bold" fo:background-color="transparent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Times New Roman1" fo:font-size="12pt"/>
    </style:style>
    <style:style style:name="P25" style:family="paragraph" style:parent-style-name="Standard" style:list-style-name="L1">
      <style:paragraph-properties fo:margin-left="0.635cm" fo:margin-right="0cm" fo:text-indent="0cm" style:auto-text-indent="false" style:writing-mode="lr-tb"/>
      <style:text-properties style:font-name="Times New Roman1" fo:font-size="12pt" fo:language="ru" fo:country="RU"/>
    </style:style>
    <style:style style:name="P26" style:family="paragraph" style:parent-style-name="Standard" style:list-style-name="L1">
      <style:paragraph-properties fo:margin-left="0.635cm" fo:margin-right="0cm" fo:text-indent="0cm" style:auto-text-indent="false" style:writing-mode="lr-tb"/>
      <style:text-properties style:font-name="Times New Roman1" fo:font-size="12pt" fo:language="ru" fo:country="RU" officeooo:paragraph-rsid="000c847a"/>
    </style:style>
    <style:style style:name="P27" style:family="paragraph" style:parent-style-name="Standard" style:list-style-name="L2">
      <style:paragraph-properties fo:margin-left="0.697cm" fo:margin-right="0cm" fo:text-indent="0cm" style:auto-text-indent="false" style:writing-mode="lr-tb"/>
      <style:text-properties style:font-name="Times New Roman1" fo:font-size="12pt" fo:language="ru" fo:country="RU"/>
    </style:style>
    <style:style style:name="P28" style:family="paragraph" style:parent-style-name="Standard" style:list-style-name="L4">
      <style:paragraph-properties fo:margin-left="0cm" fo:margin-right="0cm" fo:margin-top="0cm" fo:margin-bottom="0cm" fo:line-height="100%" fo:text-align="start" style:justify-single-word="false" fo:text-indent="0.926cm" style:auto-text-indent="false" style:writing-mode="lr-tb"/>
      <style:text-properties fo:color="#228b22" style:font-name="lucidatypewriter" fo:font-size="8pt" fo:language="ru" fo:country="RU" fo:font-weight="normal" style:font-name-asian="lucidatypewriter" style:font-size-asian="8pt" style:font-weight-asian="normal" style:font-name-complex="lucidatypewriter" style:font-size-complex="8pt" style:font-weight-complex="normal"/>
    </style:style>
    <style:style style:name="P29" style:family="paragraph" style:parent-style-name="Normal" style:list-style-name="L3">
      <style:paragraph-properties fo:margin-left="0cm" fo:margin-right="0cm" fo:margin-top="0cm" fo:margin-bottom="0cm" fo:line-height="100%" fo:text-align="start" style:justify-single-word="false" fo:text-indent="0.926cm" style:auto-text-indent="false" style:writing-mode="lr-tb"/>
      <style:text-properties style:font-name="Times New Roman1" fo:font-size="12pt" fo:language="ru" fo:country="RU" fo:font-weight="bold" style:font-weight-asian="bold" style:font-weight-complex="bold"/>
    </style:style>
    <style:style style:name="P30" style:family="paragraph" style:parent-style-name="Normal" style:list-style-name="L4">
      <style:paragraph-properties fo:margin-left="0cm" fo:margin-right="0cm" fo:margin-top="0cm" fo:margin-bottom="0cm" fo:line-height="100%" fo:text-align="start" style:justify-single-word="false" fo:text-indent="0.926cm" style:auto-text-indent="false" style:writing-mode="lr-tb"/>
      <style:text-properties style:font-name="Times New Roman1" fo:font-size="12pt" fo:language="ru" fo:country="RU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0000ff"/>
    </style:style>
    <style:style style:name="T4" style:family="text">
      <style:text-properties style:use-window-font-color="true" fo:background-color="#99ccff"/>
    </style:style>
    <style:style style:name="T5" style:family="text">
      <style:text-properties style:use-window-font-color="true" fo:background-color="#ffcc99"/>
    </style:style>
    <style:style style:name="T6" style:family="text">
      <style:text-properties officeooo:rsid="000b1189"/>
    </style:style>
    <style:style style:name="T7" style:family="text">
      <style:text-properties officeooo:rsid="000c847a"/>
    </style:style>
    <style:style style:name="T8" style:family="text">
      <style:text-properties officeooo:rsid="000d4f6c"/>
    </style:style>
    <style:style style:name="T9" style:family="text">
      <style:text-properties officeooo:rsid="000ef1ca"/>
    </style:style>
    <style:style style:name="T10" style:family="text">
      <style:text-properties officeooo:rsid="000f3582"/>
    </style:style>
    <style:style style:name="T11" style:family="text">
      <style:text-properties fo:font-weight="bold" officeooo:rsid="000d4f6c" style:font-weight-asian="bold" style:font-weight-complex="bold"/>
    </style:style>
    <style:style style:name="T12" style:family="text">
      <style:text-properties fo:font-weight="bold" officeooo:rsid="000f3582" style:font-weight-asian="bold" style:font-weight-complex="bold"/>
    </style:style>
    <style:style style:name="T13" style:family="text">
      <style:text-properties fo:font-weight="bold" officeooo:rsid="0011034b" style:font-weight-asian="bold" style:font-weight-complex="bold"/>
    </style:style>
    <style:style style:name="T14" style:family="text">
      <style:text-properties fo:font-weight="bold" officeooo:rsid="0012328b" style:font-weight-asian="bold" style:font-weight-complex="bold"/>
    </style:style>
    <style:style style:name="T15" style:family="text">
      <style:text-properties officeooo:rsid="0011034b"/>
    </style:style>
    <style:style style:name="T16" style:family="text">
      <style:text-properties officeooo:rsid="0012328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min-label-width="0.62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list xml:id="list352670825" text:style-name="L1">
          <text:list-item>
            <text:p text:style-name="P26">Процент заполнения: <text:span text:style-name="T11">P</text:span><text:span text:style-name="T8">=</text:span>0, 10, 25, 50, 75, 90, 100%, <text:span text:style-name="T8">для порогового значения </text:span><text:span text:style-name="T11">D</text:span><text:span text:style-name="T8">=1,2,3,5, </text:span><text:span text:style-name="T6">для каждого из </text:span><text:span text:style-name="T13">Y</text:span><text:span text:style-name="T15">=</text:span><text:span text:style-name="T6">Y, </text:span><text:span text:style-name="T13">B</text:span><text:span text:style-name="T15">=</text:span><text:span text:style-name="T10">С</text:span><text:span text:style-name="T6">b, </text:span><text:span text:style-name="T13">R</text:span><text:span text:style-name="T15">=</text:span><text:span text:style-name="T6">Cr, </text:span><text:span text:style-name="T14">A</text:span><text:span text:style-name="T16">=ALL</text:span><text:span text:style-name="T6">, </text:span><text:span text:style-name="T12">r</text:span><text:span text:style-name="T10">=(1,0) – флаг равномерное распределение бит по изображению(1) или <text:s/>последовательно записывается определенный процент от начала(0) --</text:span> результат анализа: %<text:span text:style-name="T6"> </text:span><text:span text:style-name="T7">(для изображения img.jpg: </text:span><text:span text:style-name="T8">img-P-D-Y(B,R,</text:span><text:span text:style-name="T16">A</text:span><text:span text:style-name="T8">)-</text:span><text:span text:style-name="T9">r.jpg</text:span><text:span text:style-name="T7">)</text:span></text:p>
          </text:list-item>
          <text:list-item>
            <text:p text:style-name="P25">Последовательное и случайное встраивание</text:p>
          </text:list-item>
          <text:list-item>
            <text:p text:style-name="P25">Встраивание в RGB и в YcbCr</text:p>
          </text:list-item>
          <text:list-item>
            <text:p text:style-name="P25">Гистограммы распределения значений пикселей исходного и модифицированного изображения.</text:p>
          </text:list-item>
          <text:list-item>
            <text:p text:style-name="P25">Изменение коэффициентов корреляции между пикселями.</text:p>
          </text:list-item>
        </text:list>
        <text:p text:style-name="Normal">Используемые типы изображений – The USC-SIPI Image Database:</text:p>
        <text:list xml:id="list1198890008" text:style-name="L2">
          <text:list-item>
            <text:p text:style-name="P27">Текстуры (Textures – Brodatz textures, texture mosaics, etc.)</text:p>
          </text:list-item>
          <text:list-item>
            <text:p text:style-name="P27">Аэрофотосъемка (Aerials – High altitude aerial images)</text:p>
          </text:list-item>
          <text:list-item>
            <text:p text:style-name="P27">Смешанные (Miscellaneous – Lena, the mandrill, and other favorites)</text:p>
          </text:list-item>
          <text:list-item>
            <text:p text:style-name="P27">Последовательные (Sequences – Moving head, fly-overs, moving vehicles)</text:p>
          </text:list-item>
        </text:list>
        <text:p text:style-name="P11"/>
        <text:p text:style-name="P11"/>
        <text:p text:style-name="P11"/>
        <text:p text:style-name="P3">Встраивание</text:p>
        <text:p text:style-name="P3">1</text:p>
        <table:table table:name="Table1" table:style-name="Table1">
          <table:table-column table:style-name="Table1.A" table:number-columns-repeated="5"/>
          <table:table-row>
            <table:table-cell table:style-name="Table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A1" table:formula="ooow:summean &lt;D4&gt; &lt;?&gt; &lt;?&gt; &lt;?&gt; &lt;?&gt; &lt;?&gt; &lt;?&gt; &lt;?&gt;" office:value-type="float" office:value="1.79769313486231E+308">
              <text:p text:style-name="P1">1,80E+308</text:p>
            </table:table-cell>
            <table:table-cell table:style-name="Table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A1" table:formula="ooow:summean &lt;D4&gt; &lt;?&gt; &lt;?&gt; &lt;?&gt; &lt;?&gt; &lt;?&gt; &lt;?&gt; &lt;?&gt;" office:value-type="float" office:value="1.79769313486231E+308">
              <text:p text:style-name="P10">1,80E+308</text:p>
            </table:table-cell>
          </table:table-row>
          <table:table-row>
            <table:table-cell table:style-name="Table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  <table:table-row>
            <table:table-cell table:style-name="Table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  <table:table-row>
            <table:table-cell table:style-name="Table1.A1" table:formula="ooow:summean &lt;D4&gt; &lt;?&gt; &lt;?&gt; &lt;?&gt; &lt;?&gt; &lt;?&gt; &lt;?&gt; &lt;?&gt;" office:value-type="float" office:value="1.79769313486231E+308">
              <text:p text:style-name="Normal">1,80E+30<text:soft-page-break/>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Table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</table:table>
        <text:p text:style-name="P3"/>
        <text:p text:style-name="P4">2</text:p>
        <table:table table:name="Table2" table:style-name="Table2">
          <table:table-column table:style-name="Table2.A" table:number-columns-repeated="5"/>
          <table:table-row>
            <table:table-cell table:style-name="Table2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2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Table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 table:style-name="Table2.2">
            <table:table-cell table:style-name="Table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2.D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Table2.2">
            <table:table-cell table:style-name="Table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2.C3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2.D3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Table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3</text:p>
        <table:table table:name="Table3" table:style-name="Table3">
          <table:table-column table:style-name="Table3.A" table:number-columns-repeated="5"/>
          <table:table-row>
            <table:table-cell table:style-name="Table3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3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Table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Table3.A1" table:formula="ooow:summean &lt;D4&gt; &lt;?&gt; &lt;?&gt; &lt;?&gt; &lt;?&gt; &lt;?&gt; &lt;?&gt; &lt;?&gt;" office:value-type="float" office:value="1.79769313486231E+308">
              <text:p text:style-name="P8">1,80<text:soft-page-break/>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Standard">1,80E+<text:soft-page-break/>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Standard">1,80E+<text:soft-page-break/>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P7">1,80E+<text:soft-page-break/>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P12">1,80E+<text:soft-page-break/>308</text:p>
            </table:table-cell>
          </table:table-row>
          <table:table-row table:style-name="Table3.3">
            <table:table-cell table:style-name="Table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P7">1,80E+308</text:p>
            </table:table-cell>
            <table:table-cell table:style-name="Table3.D3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</table:table-row>
          <table:table-row>
            <table:table-cell table:style-name="Table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4</text:p>
        <table:table table:name="Table4" table:style-name="Table4">
          <table:table-column table:style-name="Table4.A" table:number-columns-repeated="3"/>
          <table:table-column table:style-name="Table4.D"/>
          <table:table-column table:style-name="Table4.A"/>
          <table:table-row table:style-name="Table4.1"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Table4.1"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</table:table-row>
          <table:table-row table:style-name="Table4.1"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</table:table-row>
          <table:table-row table:style-name="Table4.1">
            <table:table-cell table:style-name="Table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5</text:p>
        <table:table table:name="Table5" table:style-name="Table5">
          <table:table-column table:style-name="Table5.A" table:number-columns-repeated="5"/>
          <table:table-row>
            <table:table-cell table:style-name="Table5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5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Table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ext:soft-page-break/>
          <table:table-row>
            <table:table-cell table:style-name="Table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Table5.3">
            <table:table-cell table:style-name="Table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5.C3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Table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6</text:p>
        <table:table table:name="Table6" table:style-name="Table6">
          <table:table-column table:style-name="Table6.A" table:number-columns-repeated="5"/>
          <table:table-row>
            <table:table-cell table:style-name="Table6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6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Table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Table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Table6.3">
            <table:table-cell table:style-name="Table6.A1" table:formula="ooow:summean &lt;D4&gt; &lt;?&gt; &lt;?&gt; &lt;?&gt; &lt;?&gt; &lt;?&gt; &lt;?&gt; &lt;?&gt;" office:value-type="float" office:value="1.79769313486231E+308">
              <text:p text:style-name="P8">1,80E+30<text:soft-page-break/>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6.C3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Table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Table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3">7</text:p>
        <table:table table:name="Таблица1" table:style-name="Таблица1">
          <table:table-column table:style-name="Таблица1.A" table:number-columns-repeated="5"/>
          <table:table-row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P1">1,80E+308</text:p>
            </table:table-cell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P10">1,80E+308</text:p>
            </table:table-cell>
          </table:table-row>
          <table:table-row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  <table:table-row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  <table:table-row>
            <table:table-cell table:style-name="Таблица1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1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</table:table>
        <text:p text:style-name="P3"/>
        <text:p text:style-name="P4">8</text:p>
        <table:table table:name="Таблица2" table:style-name="Таблица2">
          <table:table-column table:style-name="Таблица2.A" table:number-columns-repeated="5"/>
          <table:table-row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Standard">1,80E<text:soft-page-break/>+308</text:p>
            </table:table-cell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P2">1,80<text:soft-page-break/>E+308</text:p>
            </table:table-cell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P8">1,80E<text:soft-page-break/>+308</text:p>
            </table:table-cell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P8">1,80E<text:soft-page-break/>+308</text:p>
            </table:table-cell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P8">1,80E<text:soft-page-break/>+308</text:p>
            </table:table-cell>
          </table:table-row>
          <table:table-row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P7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9</text:p>
        <table:table table:name="Таблица3" table:style-name="Таблица3">
          <table:table-column table:style-name="Таблица3.A" table:number-columns-repeated="5"/>
          <table:table-row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P8">1,8<text:soft-page-break/>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<text:soft-page-break/>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P12">1,80<text:soft-page-break/>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P7">1,80<text:soft-page-break/>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<text:soft-page-break/>E+308</text:p>
            </table:table-cell>
          </table:table-row>
          <table:table-row>
            <table:table-cell table:style-name="Таблица3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3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10</text:p>
        <table:table table:name="Таблица4" table:style-name="Таблица4">
          <table:table-column table:style-name="Таблица4.A" table:number-columns-repeated="3"/>
          <table:table-column table:style-name="Таблица4.D"/>
          <table:table-column table:style-name="Таблица4.A"/>
          <table:table-row table:style-name="Таблица4.1"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4.1"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4.1"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4.1">
            <table:table-cell table:style-name="Таблица4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4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11</text:p>
        <table:table table:name="Таблица5" table:style-name="Таблица5">
          <table:table-column table:style-name="Таблица5.A" table:number-columns-repeated="5"/>
          <table:table-row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P8">1,80E+30<text:soft-page-break/>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</table:table-row>
          <table:table-row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5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5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12</text:p>
        <table:table table:name="Таблица6" table:style-name="Таблица6">
          <table:table-column table:style-name="Таблица6.A" table:number-columns-repeated="5"/>
          <table:table-row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</table:table-row>
          <table:table-row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6.A1" table:formula="ooow:summean &lt;D4&gt; &lt;?&gt; &lt;?&gt; &lt;?&gt; &lt;?&gt; &lt;?&gt; &lt;?&gt; &lt;?&gt;" office:value-type="float" office:value="1.79769313486231E+308">
              <text:p text:style-name="P8">1,80E+3<text:soft-page-break/>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6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3"/>
        <text:p text:style-name="P3">13</text:p>
        <table:table table:name="Таблица7" table:style-name="Таблица7">
          <table:table-column table:style-name="Таблица7.A" table:number-columns-repeated="5"/>
          <table:table-row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P1">1,80E+308</text:p>
            </table:table-cell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P10">1,80E+308</text:p>
            </table:table-cell>
          </table:table-row>
          <table:table-row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</table:table-row>
          <table:table-row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  <table:table-row>
            <table:table-cell table:style-name="Таблица7.A1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  <table:table-cell table:style-name="Таблица7.B2" table:formula="ooow:summean &lt;D4&gt; &lt;?&gt; &lt;?&gt; &lt;?&gt; &lt;?&gt; &lt;?&gt; &lt;?&gt; &lt;?&gt;" office:value-type="float" office:value="1.79769313486231E+308">
              <text:p text:style-name="Normal">1,80E+308</text:p>
            </table:table-cell>
          </table:table-row>
        </table:table>
        <text:p text:style-name="P3"/>
        <text:p text:style-name="P4">14</text:p>
        <table:table table:name="Таблица8" table:style-name="Таблица8">
          <table:table-column table:style-name="Таблица8.A" table:number-columns-repeated="5"/>
          <table:table-row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P8">1,8<text:soft-page-break/>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Standard">1,80E<text:soft-page-break/>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Standard">1,80E<text:soft-page-break/>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P8">1,80E<text:soft-page-break/>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P12">1,80E<text:soft-page-break/>+308</text:p>
            </table:table-cell>
          </table:table-row>
          <table:table-row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P7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8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8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15</text:p>
        <table:table table:name="Таблица9" table:style-name="Таблица9">
          <table:table-column table:style-name="Таблица9.A" table:number-columns-repeated="5"/>
          <table:table-row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P7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P7">1,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9.4">
            <table:table-cell table:style-name="Таблица9.A1" table:formula="ooow:summean &lt;D4&gt; &lt;?&gt; &lt;?&gt; &lt;?&gt; &lt;?&gt; &lt;?&gt; &lt;?&gt; &lt;?&gt;" office:value-type="float" office:value="1.79769313486231E+308">
              <text:p text:style-name="P8">1,<text:soft-page-break/>80E+308</text:p>
            </table:table-cell>
            <table:table-cell table:style-name="Таблица9.B4" table:formula="ooow:summean &lt;D4&gt; &lt;?&gt; &lt;?&gt; &lt;?&gt; &lt;?&gt; &lt;?&gt; &lt;?&gt; &lt;?&gt;" office:value-type="float" office:value="1.79769313486231E+308">
              <text:p text:style-name="P12">1,<text:soft-page-break/>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P12">1,<text:soft-page-break/>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Standard">1,<text:soft-page-break/>80E+308</text:p>
            </table:table-cell>
            <table:table-cell table:style-name="Таблица9.B2" table:formula="ooow:summean &lt;D4&gt; &lt;?&gt; &lt;?&gt; &lt;?&gt; &lt;?&gt; &lt;?&gt; &lt;?&gt; &lt;?&gt;" office:value-type="float" office:value="1.79769313486231E+308">
              <text:p text:style-name="Standard">1,<text:soft-page-break/>80E+308</text:p>
            </table:table-cell>
          </table:table-row>
        </table:table>
        <text:p text:style-name="P5"/>
        <text:p text:style-name="P5">16</text:p>
        <table:table table:name="Таблица10" table:style-name="Таблица10">
          <table:table-column table:style-name="Таблица10.A" table:number-columns-repeated="3"/>
          <table:table-column table:style-name="Таблица10.D"/>
          <table:table-column table:style-name="Таблица10.A"/>
          <table:table-row table:style-name="Таблица10.1"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10.1"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10.1"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10.1">
            <table:table-cell table:style-name="Таблица10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0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17</text:p>
        <table:table table:name="Таблица11" table:style-name="Таблица11">
          <table:table-column table:style-name="Таблица11.A" table:number-columns-repeated="5"/>
          <table:table-row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P8">1,80E+3<text:soft-page-break/>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11.4">
            <table:table-cell table:style-name="Таблица11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1.C4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1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5">18</text:p>
        <table:table table:name="Таблица12" table:style-name="Таблица12">
          <table:table-column table:style-name="Таблица12.A" table:number-columns-repeated="5"/>
          <table:table-row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P2">1,80E+308</text:p>
            </table:table-cell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</table:table-row>
          <table:table-row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  <table:table-row table:style-name="Таблица12.4">
            <table:table-cell table:style-name="Таблица12.A1" table:formula="ooow:summean &lt;D4&gt; &lt;?&gt; &lt;?&gt; &lt;?&gt; &lt;?&gt; &lt;?&gt; &lt;?&gt; &lt;?&gt;" office:value-type="float" office:value="1.79769313486231E+308">
              <text:p text:style-name="P8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  <table:table-cell table:style-name="Таблица12.C4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P12">1,80E+308</text:p>
            </table:table-cell>
            <table:table-cell table:style-name="Таблица12.B2" table:formula="ooow:summean &lt;D4&gt; &lt;?&gt; &lt;?&gt; &lt;?&gt; &lt;?&gt; &lt;?&gt; &lt;?&gt; &lt;?&gt;" office:value-type="float" office:value="1.79769313486231E+308">
              <text:p text:style-name="Standard">1,80E+308</text:p>
            </table:table-cell>
          </table:table-row>
        </table:table>
        <text:p text:style-name="P5"/>
        <text:p text:style-name="P6"/>
        <text:p text:style-name="P8">Изображения</text:p>
        <text:p text:style-name="P8">800х600 4шт.</text:p>
        <text:p text:style-name="P8">1024х768 4шт.</text:p>
        <text:p text:style-name="P8"><text:soft-page-break/>Встраивание проводилось для каждого изображения с плотностями встраивания: 100%, 75%, 50%, 25%</text:p>
        <text:p text:style-name="P8">Значения порога: 1, 2, 3, 5</text:p>
        <text:p text:style-name="P8">Имя файла: 1k-2-100.jpg</text:p>
        <text:p text:style-name="P8"><text:tab/>1k – 1 изображение,</text:p>
        <text:p text:style-name="P8"><text:tab/>2 – значение порога,</text:p>
        <text:p text:style-name="P8"><text:tab/>100 – плотность заполнения.</text:p>
        <text:p text:style-name="P8"/>
        <text:p text:style-name="P8"/>
        <text:p text:style-name="P17">Получаем 3 массива коэффициентов блоками по 11 – Y, Cb,Cr. </text:p>
        <text:p text:style-name="P19">1. Отношение ненулевых коэф-тов к общему числу в пустых контейнерах:</text:p>
        <text:p text:style-name="P9"><text:span text:style-name="T3">function</text:span> [ ] = test( file )</text:p>
        <text:p text:style-name="P14">[Y, Cb, Cr]=readKochLog(file,800,600);</text:p>
        <text:p text:style-name="P14">a=find(Y);</text:p>
        <text:p text:style-name="P14">l=length(Y);</text:p>
        <text:p text:style-name="P14">lc=length(a);</text:p>
        <text:p text:style-name="P14">p=lc/l*100;</text:p>
        <text:p text:style-name="P13"><text:span text:style-name="T1">s=sprintf(</text:span><text:span text:style-name="T2">'%s Y:\t <text:s/>%2.2f%%\n'</text:span><text:span text:style-name="T1">,file, p);</text:span></text:p>
        <text:p text:style-name="P14">disp(s)</text:p>
        <text:p text:style-name="P14">a=find(Cb);</text:p>
        <text:p text:style-name="P14">l=length(Cb);</text:p>
        <text:p text:style-name="P14">lc=length(a);</text:p>
        <text:p text:style-name="P14">p=lc/l*100;</text:p>
        <text:p text:style-name="P13"><text:span text:style-name="T1">s=sprintf(</text:span><text:span text:style-name="T2">'%s Cb: <text:s text:c="2"/>%2.2f%%\n'</text:span><text:span text:style-name="T1">, file, p);</text:span></text:p>
        <text:p text:style-name="P14">disp(s)</text:p>
        <text:p text:style-name="P14">a=find(Cr);</text:p>
        <text:p text:style-name="P14">l=length(Cr);</text:p>
        <text:p text:style-name="P14">lc=length(a);</text:p>
        <text:p text:style-name="P14">p=lc/l*100;</text:p>
        <text:p text:style-name="P13"><text:span text:style-name="T1">s=sprintf(</text:span><text:span text:style-name="T2">'%s Cr: <text:s text:c="2"/>%2.2f%%\n'</text:span><text:span text:style-name="T1">, file, p);</text:span></text:p>
        <text:p text:style-name="P14">disp(s)</text:p>
        <text:p text:style-name="P9"/>
        <text:p text:style-name="P17"/>
        <table:table table:name="Таблица22" table:style-name="Таблица22">
          <table:table-column table:style-name="Таблица22.A" table:number-columns-repeated="5"/>
          <table:table-row>
            <table:table-cell table:style-name="Таблица22.A1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1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1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1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1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table-cell table:style-name="Таблица22.A2" table:number-rows-spanned="4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covered-table-cell/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covered-table-cell/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covered-table-cell/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table-cell table:style-name="Таблица22.A2" table:number-rows-spanned="4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covered-table-cell/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covered-table-cell/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covered-table-cell/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A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22.E2" table:formula="ooow:summean &lt;D4&gt; &lt;D9&gt; &lt;?&gt; &lt;?&gt; &lt;?&gt; &lt;?&gt; &lt;?&gt; &lt;?&gt;" office:value-type="float" office:value="1.79769313486231E+308">
              <text:p text:style-name="P20">1,80E+308</text:p>
            </table:table-cell>
          </table:table-row>
        </table:table>
        <text:p text:style-name="P17"/>
        <text:p text:style-name="P17">Отношение ненулевых коэф-тов к общему числу в контейнерах 100% заполнением:</text:p>
        <text:p text:style-name="P17"><text:s/><text:span text:style-name="T4"><text:s text:c="3"/></text:span><text:s/>– Понижение значения относительно исходного</text:p>
        <text:p text:style-name="P17"><text:s/><text:span text:style-name="T5"><text:s text:c="3"/></text:span><text:s/>– Повыщение значения относительно исходного</text:p>
        <text:p text:style-name="P17"/>
        <table:table table:name="Таблица14" table:style-name="Таблица14">
          <table:table-column table:style-name="Таблица14.A"/>
          <table:table-column table:style-name="Таблица14.B"/>
          <table:table-column table:style-name="Таблица14.C"/>
          <table:table-column table:style-name="Таблица14.D" table:number-columns-repeated="5"/>
          <table:table-column table:style-name="Таблица14.I"/>
          <table:table-row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I1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</table:table-row>
          <table:table-row>
            <table:table-cell table:style-name="Таблица14.A2" table:number-rows-spanned="20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1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1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1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1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2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2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2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4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4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table-cell table:style-name="Таблица14.A2" table:number-rows-spanned="20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<text:soft-page-break/>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<text:soft-page-break/>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<text:soft-page-break/>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<text:soft-page-break/>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<text:soft-page-break/>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<text:soft-page-break/>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table-cell table:style-name="Таблица14.A2" table:number-rows-spanned="5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C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3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covered-table-cell/>
            <table:covered-table-cell/>
            <table:table-cell table:style-name="Таблица14.A2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  <table:table-row>
            <table:table-cell table:style-name="Таблица14.A2" table:number-columns-spanned="3" table:formula="ooow:summean &lt;D4&gt; &lt;D9&gt; &lt;D14&gt; &lt;D19&gt; &lt;D24&gt; &lt;D29&gt; &lt;D34&gt; &lt;D39&gt;" office:value-type="float" office:value="1.79769313486231E+308">
              <text:p text:style-name="Standard">1,80E+308</text:p>
            </table:table-cell>
            <table:covered-table-cell/>
            <table:covered-table-cell/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D4" table:formula="ooow:summean &lt;D4&gt; &lt;D9&gt; &lt;D14&gt; &lt;D19&gt; &lt;D24&gt; &lt;D29&gt; &lt;D34&gt; &lt;D39&gt;" office:value-type="float" office:value="1.79769313486231E+308">
              <text:p text:style-name="P20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G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  <table:table-cell table:style-name="Таблица14.I2" table:formula="ooow:summean &lt;D4&gt; &lt;D9&gt; &lt;D14&gt; &lt;D19&gt; &lt;D24&gt; &lt;D29&gt; &lt;D34&gt; &lt;D39&gt;" office:value-type="float" office:value="1.79769313486231E+308">
              <text:p text:style-name="P23">1,80E+308</text:p>
            </table:table-cell>
          </table:table-row>
        </table:table>
        <text:p text:style-name="P16"/>
        <text:p text:style-name="P17">Попытаюсь найти наиболее подходящее значение порога процента для встраивания с порогом 2 и более</text:p>
        <text:p text:style-name="P17">...Проверить минимальный порог на большой базе изображений</text:p>
        <text:p text:style-name="P17"/>
        <text:p text:style-name="P17"/>
        <text:p text:style-name="P19">2. Распределение ненулевых элементов для пустого и заполненного контейнеров</text:p>
        <text:p text:style-name="P17">Расчитываем гистограмму распределения индексов ненулевых элементов по их индексам внутри блока из 11 коэффициентов</text:p>
        <text:p text:style-name="P17"/>
        <text:list xml:id="list2144956793" text:style-name="L3">
          <text:list-item>
            <text:list>
              <text:list-item>
                <text:p text:style-name="P29"><text:soft-page-break/>СКО числа ненулевых элементов в соседних блоках</text:p>
              </text:list-item>
              <text:list-item>
                <text:p text:style-name="P29">Блочное применение СКО для блока из 11к для изображения 5(1-1024х768)</text:p>
              </text:list-item>
            </text:list>
          </text:list-item>
        </text:list>
        <text:p text:style-name="P19">Изображение std01.jpg</text:p>
        <text:p text:style-name="P19"/>
        <text:p text:style-name="P19">Критерий оценки Встраивания с порогом &gt;=2:</text:p>
        <text:list xml:id="list1338066426" text:style-name="L4">
          <text:list-item>
            <text:list>
              <text:list-item>
                <text:p text:style-name="P30">применение к каждому блоку из 11-ти коэффициентов процедуры вычисления СКО.-&gt; формирование общего массива коэффициентов СКО по всем блокам</text:p>
              </text:list-item>
              <text:list-item>
                <text:p text:style-name="P30">расчет гистограммы распределения коэффициентов СКО</text:p>
              </text:list-item>
              <text:list-item>
                <text:p text:style-name="P30">поиск максимального значения на гистграмме (наиболее часто встречающегося элемента): для Cb и Cr если наиболее частый коэффициент больше 0.5 – было встраивание; для Y этот критерий равен 0.3</text:p>
                <text:p text:style-name="P28">% РЎРљРћ РїРѕ Р±Р»РѕРєР°Рј ./misc</text:p>
              </text:list-item>
            </text:list>
          </text:list-item>
        </text:list>
        <text:p text:style-name="P14">x=0:.001:20;</text:p>
        <text:p text:style-name="P14">lx=length(x);</text:p>
        <text:p text:style-name="P13"><text:span text:style-name="T3">for</text:span><text:span text:style-name="T1"> i=0:2</text:span></text:p>
        <text:p text:style-name="P14"><text:s text:c="4"/>figure;</text:p>
        <text:p text:style-name="P14"><text:s text:c="4"/>ind=1;</text:p>
        <text:p text:style-name="P14"><text:s text:c="4"/>subplot(3,6,ind); <text:s text:c="2"/></text:p>
        <text:p text:style-name="P13"><text:span text:style-name="T1"><text:s text:c="4"/></text:span><text:span text:style-name="T3">for</text:span><text:span text:style-name="T1"> j=[0 25 50 75 100]</text:span></text:p>
        <text:p text:style-name="P13"><text:span text:style-name="T1"><text:s text:c="8"/></text:span><text:span text:style-name="T3">for</text:span><text:span text:style-name="T1"> k=[0 1]</text:span></text:p>
        <text:p text:style-name="P13"><text:span text:style-name="T1"><text:s text:c="12"/></text:span><text:span text:style-name="T3">if</text:span><text:span text:style-name="T1">((j==0 &amp;&amp; k&gt;0) || (j&gt;0 &amp;&amp; k==0))</text:span></text:p>
        <text:p text:style-name="P13"><text:span text:style-name="T1"><text:s text:c="16"/></text:span><text:span text:style-name="T3">continue</text:span><text:span text:style-name="T1">;</text:span></text:p>
        <text:p text:style-name="P13"><text:span text:style-name="T1"><text:s text:c="12"/></text:span><text:span text:style-name="T3">end</text:span></text:p>
        <text:p text:style-name="P13"><text:span text:style-name="T1"><text:s text:c="12"/>s=sprintf(</text:span><text:span text:style-name="T2">'./misc/%d-%d-%d.log'</text:span><text:span text:style-name="T1">,i,j,k); <text:s text:c="8"/></text:span></text:p>
        <text:p text:style-name="P14"><text:s text:c="12"/>[Y Cb Cr]=readKochLog(s);</text:p>
        <text:p text:style-name="P14"><text:s text:c="12"/>sY=blkproc(Y,[1 11],@std);</text:p>
        <text:p text:style-name="P14"><text:s text:c="12"/>sCb=blkproc(Cb,[1 11],@std);</text:p>
        <text:p text:style-name="P14"><text:s text:c="12"/>sCr=blkproc(Cr,[1 11],@std);</text:p>
        <text:p text:style-name="P14"><text:s text:c="12"/>h1=histc(sY,x);</text:p>
        <text:p text:style-name="P14"><text:s text:c="12"/>h2=histc(sCr,x);</text:p>
        <text:p text:style-name="P14"><text:s text:c="12"/>h3=histc(sCb,x);</text:p>
        <text:p text:style-name="P14"><text:s text:c="12"/>subplot(3,6,ind);</text:p>
        <text:p text:style-name="P14"><text:s text:c="12"/>ind=ind+1;</text:p>
        <text:p text:style-name="P13"><text:span text:style-name="T1"><text:s text:c="12"/>plot(x,h1,</text:span><text:span text:style-name="T2">'r'</text:span><text:span text:style-name="T1">,x,h2,</text:span><text:span text:style-name="T2">'g'</text:span><text:span text:style-name="T1">,x,h3,</text:span><text:span text:style-name="T2">'b'</text:span><text:span text:style-name="T1">); <text:s text:c="2"/></text:span></text:p>
        <text:p text:style-name="P14"><text:s text:c="12"/>title(s);</text:p>
        <text:p text:style-name="P14"><text:s text:c="12"/>[m1,l1]=max(h1(2:lx));</text:p>
        <text:p text:style-name="P14"><text:s text:c="12"/>[m2,l2]=max(h2(2:lx));</text:p>
        <text:p text:style-name="P14"><text:s text:c="12"/>[m3,l3]=max(h3(2:lx));</text:p>
        <text:p text:style-name="P13"><text:span text:style-name="T1"><text:s text:c="12"/>sh=sprintf(</text:span><text:span text:style-name="T2">'%1.3f %1.3f %1.3f'</text:span><text:span text:style-name="T1">,x(l1),x(l2), x(l3));</text:span></text:p>
        <text:p text:style-name="P14"><text:s text:c="12"/>xlabel(sh);</text:p>
        <text:p text:style-name="P13"><text:span text:style-name="T1"><text:s text:c="8"/></text:span><text:span text:style-name="T3">end</text:span></text:p>
        <text:p text:style-name="P13"><text:span text:style-name="T1"><text:s text:c="4"/></text:span><text:span text:style-name="T3">end</text:span><text:span text:style-name="T1"> </text:span></text:p>
        <text:p text:style-name="P15">end</text:p>
        <text:list xml:id="list1404486819" text:continue-numbering="true" text:style-name="L4">
          <text:list-item>
            <text:list>
              <text:list-header>
                <text:p text:style-name="P30"/>
                <text:p text:style-name="P30"/>
              </text:list-header>
            </text:list>
          </text:list-item>
        </text:list>
        <text:p text:style-name="P19">Для поиска критерия с порогом =1:</text:p>
        <text:p text:style-name="P18">1. Попытаюсь сформировать гистограмму распределения индексов элементов (от 1 до 11) в которых встречается значение 1. </text:p>
        <text:list xml:id="list2069470454" text:continue-list="list2144956793" text:style-name="L3">
          <text:list-item>
            <text:list>
              <text:list-header>
                <text:p text:style-name="P29"/>
              </text:list-header>
            </text:list>
          </text:list-item>
        </text:list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oft-page-break/></text:p>
        <text:p text:style-name="P17"/>
        <text:p text:style-name="P17"/>
        <text:p text:style-name="P17"/>
        <table:table table:name="Таблица13" table:style-name="Таблица13">
          <table:table-column table:style-name="Таблица13.A" table:number-columns-repeated="3"/>
          <table:table-column table:style-name="Таблица13.D"/>
          <table:table-row>
            <table:table-cell table:style-name="Таблица13.A1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1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1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D1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D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D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D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</table:table-row>
          <table:table-row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A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  <table:table-cell table:style-name="Таблица13.D2" table:formula="ooow:summean &lt;D4&gt; &lt;?&gt; &lt;?&gt; &lt;?&gt; &lt;?&gt; &lt;?&gt; &lt;?&gt; &lt;?&gt;" office:value-type="float" office:value="1.79769313486231E+308">
              <text:p text:style-name="P20">1,80E+308</text:p>
            </table:table-cell>
          </table:table-row>
        </table:table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imes New Roman1" svg:font-family="'Times New Roman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ru" fo:country="RU"/>
    </style:style>
    <style:style style:name="Title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" style:family="text">
      <style:text-properties fo:font-size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12-27T17:08:26</meta:creation-date>
    <dc:date>2011-02-07T16:24:48</dc:date>
    <meta:editing-duration>PT41H09M49S</meta:editing-duration>
    <meta:editing-cycles>50</meta:editing-cycles>
    <meta:document-statistic meta:table-count="21" meta:image-count="0" meta:object-count="0" meta:page-count="17" meta:paragraph-count="909" meta:word-count="1257" meta:character-count="10930"/>
  </office:meta>
</office:document-meta>
</file>